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Bold" svg:font-family="Arial Bold" style:font-family-generic="swiss" style:font-pitch="variable" svg:panose-1="2 11 7 4 2 2 2 2 2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List1" style:family="paragraph">
      <style:paragraph-properties fo:widows="0" fo:orphans="0" style:text-autospace="none" fo:line-height="0.2173in"/>
      <style:text-properties style:font-name="Arial Bold" style:font-name-complex="Arial Bold" fo:font-weight="bold" style:font-weight-asian="bold" fo:color="#000000" fo:font-size="14pt" style:font-size-asian="14pt" style:font-size-complex="14pt"/>
    </style:style>
    <style:style style:name="P2" style:parent-style-name="NoList1" style:master-page-name="MP0" style:family="paragraph">
      <style:paragraph-properties fo:break-before="page" style:text-autospace="none" style:line-height-at-least="0in" style:page-number="2"/>
    </style:style>
    <style:style style:name="F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4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8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0" style:parent-style-name="NoList1" style:family="paragraph">
      <style:paragraph-properties fo:widows="0" fo:orphans="0" style:text-autospace="none" fo:line-height="0.2173in"/>
      <style:text-properties style:font-name="Arial Bold" style:font-name-complex="Arial Bold" fo:font-weight="bold" style:font-weight-asian="bold" fo:color="#000000" fo:font-size="14pt" style:font-size-asian="14pt" style:font-size-complex="14pt"/>
    </style:style>
    <style:style style:name="F1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2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1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4" style:parent-style-name="NoList1" style:family="paragraph">
      <style:paragraph-properties fo:widows="0" fo:orphans="0" style:text-autospace="none" fo:line-height="0.2173in"/>
      <style:text-properties style:font-name="Arial Bold" style:font-name-complex="Arial Bold" fo:font-weight="bold" style:font-weight-asian="bold" fo:color="#000000" fo:font-size="14pt" style:font-size-asian="14pt" style:font-size-complex="14pt"/>
    </style:style>
    <style:style style:name="F1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6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1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18" style:parent-style-name="NoList1" style:family="paragraph">
      <style:paragraph-properties fo:widows="0" fo:orphans="0" style:text-autospace="none" fo:line-height="0.2173in"/>
      <style:text-properties style:font-name="Arial Bold" style:font-name-complex="Arial Bold" fo:font-weight="bold" style:font-weight-asian="bold" fo:color="#000000" fo:font-size="14pt" style:font-size-asian="14pt" style:font-size-complex="14pt"/>
    </style:style>
    <style:style style:name="F1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0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2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2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2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4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2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6" style:parent-style-name="NoList1" style:family="paragraph">
      <style:paragraph-properties fo:widows="0" fo:orphans="0" style:text-autospace="none" fo:line-height="0.2173in"/>
      <style:text-properties style:font-name="Arial Bold" style:font-name-complex="Arial Bold" fo:font-weight="bold" style:font-weight-asian="bold" fo:color="#000000" fo:font-size="14pt" style:font-size-asian="14pt" style:font-size-complex="14pt"/>
    </style:style>
    <style:style style:name="F2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28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29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0" style:parent-style-name="NoList1" style:family="paragraph">
      <style:paragraph-properties fo:widows="0" fo:orphans="0" style:text-autospace="none" fo:line-height="0.2173in"/>
      <style:text-properties style:font-name="Arial Bold" style:font-name-complex="Arial Bold" fo:font-weight="bold" style:font-weight-asian="bold" fo:color="#000000" fo:font-size="14pt" style:font-size-asian="14pt" style:font-size-complex="14pt"/>
    </style:style>
    <style:style style:name="F31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2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33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4" style:parent-style-name="NoList1" style:family="paragraph">
      <style:paragraph-properties fo:widows="0" fo:orphans="0" style:text-autospace="none" fo:line-height="0.2173in"/>
      <style:text-properties style:font-name="Arial Bold" style:font-name-complex="Arial Bold" fo:font-weight="bold" style:font-weight-asian="bold" fo:color="#000000" fo:font-size="14pt" style:font-size-asian="14pt" style:font-size-complex="14pt"/>
    </style:style>
    <style:style style:name="F35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36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37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T3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39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4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41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4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43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4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45" style:parent-style-name="NoList1" style:family="paragraph">
      <style:paragraph-properties fo:widows="0" fo:orphans="0" style:text-autospace="none" fo:line-height="0.2173in"/>
      <style:text-properties style:font-name="Arial Bold" style:font-name-complex="Arial Bold" fo:font-weight="bold" style:font-weight-asian="bold" fo:color="#000000" fo:font-size="14pt" style:font-size-asian="14pt" style:font-size-complex="14pt"/>
    </style:style>
    <style:style style:name="F4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47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4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49" style:parent-style-name="NoList1" style:family="paragraph">
      <style:paragraph-properties fo:widows="0" fo:orphans="0" style:text-autospace="none" fo:line-height="0.2173in"/>
      <style:text-properties style:font-name="Arial Bold" style:font-name-complex="Arial Bold" fo:font-weight="bold" style:font-weight-asian="bold" fo:color="#000000" fo:font-size="14pt" style:font-size-asian="14pt" style:font-size-complex="14pt"/>
    </style:style>
    <style:style style:name="F5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1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5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3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5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5" style:parent-style-name="NoList1" style:family="paragraph">
      <style:paragraph-properties fo:widows="0" fo:orphans="0" style:text-autospace="none" fo:line-height="0.2173in"/>
      <style:text-properties style:font-name="Arial Bold" style:font-name-complex="Arial Bold" fo:font-weight="bold" style:font-weight-asian="bold" fo:color="#000000" fo:font-size="14pt" style:font-size-asian="14pt" style:font-size-complex="14pt"/>
    </style:style>
    <style:style style:name="F5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7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58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59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60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1" style:parent-style-name="NoList1" style:family="paragraph">
      <style:paragraph-properties fo:widows="0" fo:orphans="0" style:text-autospace="none" fo:line-height="0.1708in"/>
      <style:text-properties style:font-name="Arial" style:font-name-complex="Arial" fo:color="#000000" fo:font-size="11pt" style:font-size-asian="11pt" style:font-size-complex="11pt"/>
    </style:style>
    <style:style style:name="F62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3" style:parent-style-name="NoList1" style:family="paragraph">
      <style:paragraph-properties fo:widows="0" fo:orphans="0" style:text-autospace="none" fo:line-height="0.2173in"/>
      <style:text-properties style:font-name="Arial Bold" style:font-name-complex="Arial Bold" fo:font-weight="bold" style:font-weight-asian="bold" fo:color="#000000" fo:font-size="14pt" style:font-size-asian="14pt" style:font-size-complex="14pt"/>
    </style:style>
    <style:style style:name="F64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P65" style:parent-style-name="NoList1" style:family="paragraph">
      <style:paragraph-properties fo:widows="0" fo:orphans="0" style:text-autospace="none" fo:line-height="0.1708in"/>
    </style:style>
    <style:style style:name="F66" style:parent-style-name="a0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T67" style:parent-style-name="DefaultParagraphFont" style:family="text">
      <style:text-properties style:font-name="Arial" style:font-name-complex="Arial" fo:color="#000000" fo:font-size="11pt" style:font-size-asian="11pt" style:font-size-complex="11pt"/>
    </style:style>
  </office:automatic-styles>
  <office:body>
    <office:text text:use-soft-page-breaks="true">
      <text:p text:style-name="P2"><draw:frame draw:style-name="F3" text:anchor-type="paragraph" svg:x="1.0833in" svg:y="9.3909in" svg:width="1.6763in" draw:z-index="0"><draw:text-box fo:min-height="0in"><text:p text:style-name="P1">Delivery Time:</text:p></draw:text-box></draw:frame><draw:frame draw:style-name="F5" text:anchor-type="paragraph" svg:x="1.0833in" svg:y="8.8145in" svg:width="5.1472in" draw:z-index="0"><draw:text-box fo:min-height="0in"><text:p text:style-name="P4">inventory and configuration. 4. Final approval and dispatch from IT.</text:p></draw:text-box></draw:frame><draw:frame draw:style-name="F7" text:anchor-type="paragraph" svg:x="1.0833in" svg:y="8.6201in" svg:width="6.8562in" draw:z-index="0"><draw:text-box fo:min-height="0in"><text:p text:style-name="P6">Manager for approval. 3. Upon manager approval, the request is reviewed by IT Admin for</text:p></draw:text-box></draw:frame><draw:frame draw:style-name="F9" text:anchor-type="paragraph" svg:x="1.0833in" svg:y="8.4256in" svg:width="6.9875in" draw:z-index="0"><draw:text-box fo:min-height="0in"><text:p text:style-name="P8">1. Employee submits laptop request via the service portal. 2. Request is routed to Reporting</text:p></draw:text-box></draw:frame><draw:frame draw:style-name="F11" text:anchor-type="paragraph" svg:x="1.0833in" svg:y="7.9131in" svg:width="2.234in" draw:z-index="0"><draw:text-box fo:min-height="0in"><text:p text:style-name="P10">Approval Workflow:</text:p></draw:text-box></draw:frame><draw:frame draw:style-name="F13" text:anchor-type="paragraph" svg:x="1.0833in" svg:y="7.3368in" svg:width="3.5215in" draw:z-index="0"><draw:text-box fo:min-height="0in"><text:p text:style-name="P12">All employees with active corporate accounts</text:p></draw:text-box></draw:frame><draw:frame draw:style-name="F15" text:anchor-type="paragraph" svg:x="1.0833in" svg:y="6.8243in" svg:width="1.5451in" draw:z-index="0"><draw:text-box fo:min-height="0in"><text:p text:style-name="P14">Available To:</text:p></draw:text-box></draw:frame><draw:frame draw:style-name="F17" text:anchor-type="paragraph" svg:x="1.0833in" svg:y="6.2479in" svg:width="2.0173in" draw:z-index="0"><draw:text-box fo:min-height="0in"><text:p text:style-name="P16">New Hardware Provision</text:p></draw:text-box></draw:frame><draw:frame draw:style-name="F19" text:anchor-type="paragraph" svg:x="1.0833in" svg:y="5.7354in" svg:width="1.6875in" draw:z-index="0"><draw:text-box fo:min-height="0in"><text:p text:style-name="P18">Request Type:</text:p></draw:text-box></draw:frame><draw:frame draw:style-name="F21" text:anchor-type="paragraph" svg:x="1.0833in" svg:y="5.159in" svg:width="3.2881in" draw:z-index="0"><draw:text-box fo:min-height="0in"><text:p text:style-name="P20">the reporting manager and IT department.</text:p></draw:text-box></draw:frame><draw:frame draw:style-name="F23" text:anchor-type="paragraph" svg:x="1.0833in" svg:y="4.9645in" svg:width="6.9875in" draw:z-index="0"><draw:text-box fo:min-height="0in"><text:p text:style-name="P22">Laptops are provided based on job role requirements and availability, subject to approval by</text:p></draw:text-box></draw:frame><draw:frame draw:style-name="F25" text:anchor-type="paragraph" svg:x="1.0833in" svg:y="4.7701in" svg:width="6.5291in" draw:z-index="0"><draw:text-box fo:min-height="0in"><text:p text:style-name="P24">This catalog item allows employees to request a standard-issue laptop for official use.</text:p></draw:text-box></draw:frame><draw:frame draw:style-name="F27" text:anchor-type="paragraph" svg:x="1.0833in" svg:y="4.2576in" svg:width="1.4618in" draw:z-index="0"><draw:text-box fo:min-height="0in"><text:p text:style-name="P26">Description:</text:p></draw:text-box></draw:frame><draw:frame draw:style-name="F29" text:anchor-type="paragraph" svg:x="1.0833in" svg:y="3.6812in" svg:width="1.8958in" draw:z-index="0"><draw:text-box fo:min-height="0in"><text:p text:style-name="P28">IT Hardware &amp; Devices</text:p></draw:text-box></draw:frame><draw:frame draw:style-name="F31" text:anchor-type="paragraph" svg:x="1.0833in" svg:y="3.1687in" svg:width="2.0562in" draw:z-index="0"><draw:text-box fo:min-height="0in"><text:p text:style-name="P30">Catalog Category:</text:p></draw:text-box></draw:frame><draw:frame draw:style-name="F33" text:anchor-type="paragraph" svg:x="1.0833in" svg:y="2.5923in" svg:width="1.3548in" draw:z-index="0"><draw:text-box fo:min-height="0in"><text:p text:style-name="P32">Laptop Request</text:p></draw:text-box></draw:frame><draw:frame draw:style-name="F35" text:anchor-type="paragraph" svg:x="1.0833in" svg:y="2.0798in" svg:width="1.3666in" draw:z-index="0"><draw:text-box fo:min-height="0in"><text:p text:style-name="P34">Item Name:</text:p></draw:text-box></draw:frame><draw:frame draw:style-name="F37" text:anchor-type="paragraph" svg:x="1.0833in" svg:y="1.5034in" svg:width="2.4006in" draw:z-index="0"><draw:text-box fo:min-height="0in"><text:p text:style-name="P36">Catalog Item: Laptop Request</text:p></draw:text-box></draw:frame><text:span text:style-name="T38">Extracted from: Final Report Template.pdf</text:span></text:p>
      <text:p text:style-name="Normal"><draw:frame draw:style-name="F40" text:anchor-type="paragraph" svg:x="1.0833in" svg:y="6.4256in" svg:width="2.5687in" draw:z-index="0"><draw:text-box fo:min-height="0in"><text:p text:style-name="P39">interns without prior IT approval.</text:p></draw:text-box></draw:frame></text:p>
      <text:p text:style-name="Normal"><draw:frame draw:style-name="F42" text:anchor-type="paragraph" svg:x="1.0833in" svg:y="6.2312in" svg:width="6.9027in" draw:z-index="0"><draw:text-box fo:min-height="0in"><text:p text:style-name="P41">will follow asset damage assessment protocol. - This item is not intended for contractors or</text:p></draw:text-box></draw:frame></text:p>
      <text:p text:style-name="Normal"><draw:frame draw:style-name="F44" text:anchor-type="paragraph" svg:x="1.0833in" svg:y="6.0368in" svg:width="7.1354in" draw:z-index="0"><draw:text-box fo:min-height="0in"><text:p text:style-name="P43">- Lost or damaged laptops must be reported immediately. - Replacement for damaged laptops</text:p></draw:text-box></draw:frame></text:p>
      <text:p text:style-name="Normal"><draw:frame draw:style-name="F46" text:anchor-type="paragraph" svg:x="1.0833in" svg:y="5.5243in" svg:width="0.8791in" draw:z-index="0"><draw:text-box fo:min-height="0in"><text:p text:style-name="P45">Notes:</text:p></draw:text-box></draw:frame></text:p>
      <text:p text:style-name="Normal"><draw:frame draw:style-name="F48" text:anchor-type="paragraph" svg:x="1.0833in" svg:y="4.9479in" svg:width="4.502in" draw:z-index="0"><draw:text-box fo:min-height="0in"><text:p text:style-name="P47">IT Helpdesk – it.support@company.com | Extension: 1234</text:p></draw:text-box></draw:frame></text:p>
      <text:p text:style-name="Normal"><draw:frame draw:style-name="F50" text:anchor-type="paragraph" svg:x="1.0833in" svg:y="4.4354in" svg:width="2.3048in" draw:z-index="0"><draw:text-box fo:min-height="0in"><text:p text:style-name="P49">Contact for Support:</text:p></draw:text-box></draw:frame></text:p>
      <text:p text:style-name="Normal"><draw:frame draw:style-name="F52" text:anchor-type="paragraph" svg:x="1.0833in" svg:y="3.859in" svg:width="1.9805in" draw:z-index="0"><draw:text-box fo:min-height="0in"><text:p text:style-name="P51">requesting replacement)</text:p></draw:text-box></draw:frame></text:p>
      <text:p text:style-name="Normal"><draw:frame draw:style-name="F54" text:anchor-type="paragraph" svg:x="1.0833in" svg:y="3.6645in" svg:width="6.9118in" draw:z-index="0"><draw:text-box fo:min-height="0in"><text:p text:style-name="P53">- Business Justification (for roles not pre-approved) - Previous laptop return confirmation (if</text:p></draw:text-box></draw:frame></text:p>
      <text:p text:style-name="Normal"><draw:frame draw:style-name="F56" text:anchor-type="paragraph" svg:x="1.0833in" svg:y="3.152in" svg:width="4.0048in" draw:z-index="0"><draw:text-box fo:min-height="0in"><text:p text:style-name="P55">Attachments Required (if applicable):</text:p></draw:text-box></draw:frame></text:p>
      <text:p text:style-name="Normal"><draw:frame draw:style-name="F58" text:anchor-type="paragraph" svg:x="1.0833in" svg:y="2.5756in" svg:width="4.4083in" draw:z-index="0"><draw:text-box fo:min-height="0in"><text:p text:style-name="P57">Pre-installed: MS Office, Endpoint Protection, VPN Client</text:p></draw:text-box></draw:frame></text:p>
      <text:p text:style-name="Normal"><draw:frame draw:style-name="F60" text:anchor-type="paragraph" svg:x="1.0833in" svg:y="2.3812in" svg:width="6.4354in" draw:z-index="0"><draw:text-box fo:min-height="0in"><text:p text:style-name="P59">RAM: 16GB - Storage: 512GB SSD - Operating System: Windows 11 Pro - Software</text:p></draw:text-box></draw:frame></text:p>
      <text:p text:style-name="Normal"><draw:frame draw:style-name="F62" text:anchor-type="paragraph" svg:x="1.0833in" svg:y="2.1868in" svg:width="6.8277in" draw:z-index="0"><draw:text-box fo:min-height="0in"><text:p text:style-name="P61">- Model: Dell Latitude / HP ProBook (subject to availability) - Processor: Intel i5 or higher -</text:p></draw:text-box></draw:frame></text:p>
      <text:p text:style-name="Normal"><draw:frame draw:style-name="F64" text:anchor-type="paragraph" svg:x="1.0833in" svg:y="1.6743in" svg:width="4.3138in" draw:z-index="0"><draw:text-box fo:min-height="0in"><text:p text:style-name="P63">Laptop Specifications (Standard Model):</text:p></draw:text-box></draw:frame></text:p>
      <text:p text:style-name="Normal"><draw:frame draw:style-name="F66" text:anchor-type="paragraph" svg:x="1.0833in" svg:y="1.0979in" svg:width="5.409in" draw:z-index="0"><draw:text-box fo:min-height="0in"><text:p text:style-name="P65"><text:span text:style-name="T67">3–7 business days after final approval, depending on stock availability.</text:span></text:p></draw:text-box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Bold" svg:font-family="Arial Bold" style:font-family-generic="swiss" style:font-pitch="variable" svg:panose-1="2 11 7 4 2 2 2 2 2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en" fo:country="US" fo:hyphenate="false"/>
    </style:style>
    <style:style style:name="DefaultParagraphFont" style:display-name="Default Paragraph Font" style:family="text"/>
    <style:style style:name="NoList1" style:display-name="No List1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a0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2777in" fo:margin-left="0.2777in" fo:margin-bottom="0.2777in" fo:margin-right="0.277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umeesala135@outlook.com</dc:creator>
    <meta:creation-date>2025-06-29T09:37:00Z</meta:creation-date>
    <dc:date>2025-06-29T09:37:00Z</dc:date>
    <meta:template xlink:href="Normal.dotm" xlink:type="simple"/>
    <meta:editing-cycles>2</meta:editing-cycles>
    <meta:editing-duration>PT60S</meta:editing-duration>
    <meta:document-statistic meta:page-count="1" meta:paragraph-count="3" meta:word-count="232" meta:character-count="1553" meta:row-count="11" meta:non-whitespace-character-count="1324"/>
  </office:meta>
</office:document-meta>
</file>